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color="#222222" fo:font-size="10pt" style:font-size-asian="10pt" style:font-size-complex="10pt"/>
    </style:style>
    <style:style style:name="T1_2" style:family="text">
      <style:text-properties fo:background-color="#ffffff" fo:color="#222222" fo:font-size="10pt" style:font-size-asian="10pt" style:font-size-complex="10pt"/>
    </style:style>
    <style:style style:name="T1_3" style:family="text">
      <style:text-properties fo:background-color="#ffffff" fo:color="#222222" fo:font-size="10pt" style:font-size-asian="10pt" style:font-size-complex="10pt"/>
    </style:style>
    <style:style style:name="T1_4" style:family="text">
      <style:text-properties fo:background-color="#ffffff" fo:color="#222222" fo:font-size="10pt" style:font-size-asian="10pt" style:font-size-complex="10pt"/>
    </style:style>
    <style:style style:name="T1_5" style:family="text">
      <style:text-properties fo:background-color="#ffffff" fo:color="#222222" fo:font-size="10pt" style:font-size-asian="10pt" style:font-size-complex="10pt"/>
    </style:style>
    <style:style style:name="T1_6" style:family="text">
      <style:text-properties fo:background-color="#ffffff" fo:color="#222222" fo:font-size="10pt" style:font-size-asian="10pt" style:font-size-complex="10pt"/>
    </style:style>
    <style:style style:name="T1_7" style:family="text">
      <style:text-properties fo:background-color="#ffffff" fo:color="#222222" fo:font-size="10pt" style:font-size-asian="10pt" style:font-size-complex="10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background-color="#ffffff" fo:color="#222222" fo:font-size="10pt" style:font-size-asian="10pt" style:font-size-complex="10pt"/>
    </style:style>
    <style:style style:name="T2_2" style:family="text">
      <style:text-properties fo:background-color="#ffffff" fo:color="#222222" fo:font-size="10pt" style:font-size-asian="10pt" style:font-size-complex="10pt"/>
    </style:style>
    <style:style style:name="T2_3" style:family="text">
      <style:text-properties fo:background-color="#ffffff" fo:color="#222222" fo:font-size="10pt" style:font-size-asian="10pt" style:font-size-complex="10pt"/>
    </style:style>
    <style:style style:name="T2_4" style:family="text">
      <style:text-properties fo:background-color="#ffffff" fo:color="#222222" fo:font-size="10pt" style:font-size-asian="10pt" style:font-size-complex="10pt"/>
    </style:style>
    <style:style style:name="T2_5" style:family="text">
      <style:text-properties fo:background-color="#ffffff" fo:color="#222222" fo:font-size="10pt" style:font-size-asian="10pt" style:font-size-complex="1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 fo:color="#222222" fo:font-size="10pt" style:font-size-asian="10pt" style:font-size-complex="10pt"/>
    </style:style>
    <style:style style:name="T3_2" style:family="text">
      <style:text-properties fo:background-color="#ffffff" fo:color="#222222" fo:font-size="10pt" style:font-size-asian="10pt" style:font-size-complex="10pt"/>
    </style:style>
    <style:style style:name="T3_3" style:family="text">
      <style:text-properties fo:background-color="#ffffff" fo:color="#222222" fo:font-size="10pt" style:font-size-asian="10pt" style:font-size-complex="10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background-color="#ffffff" fo:color="#222222" fo:font-size="10pt" style:font-size-asian="10pt" style:font-size-complex="10pt"/>
    </style:style>
    <style:style style:name="T4_2" style:family="text">
      <style:text-properties fo:background-color="#ffffff" fo:color="#222222" fo:font-size="10pt" style:font-size-asian="10pt" style:font-size-complex="10pt"/>
    </style:style>
    <style:style style:name="T4_3" style:family="text">
      <style:text-properties fo:background-color="#ffffff" fo:color="#222222" fo:font-size="10pt" style:font-size-asian="10pt" style:font-size-complex="10pt"/>
    </style:style>
    <style:style style:name="T4_4" style:family="text">
      <style:text-properties fo:background-color="#ffffff" fo:color="#222222" fo:font-size="10pt" style:font-size-asian="10pt" style:font-size-complex="10pt"/>
    </style:style>
    <style:style style:name="T4_5" style:family="text">
      <style:text-properties fo:background-color="#ffffff" fo:color="#222222" fo:font-size="10pt" style:font-size-asian="10pt" style:font-size-complex="10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 fo:color="#222222" fo:font-size="10pt" style:font-size-asian="10pt" style:font-size-complex="10pt"/>
    </style:style>
    <style:style style:name="T5_2" style:family="text">
      <style:text-properties fo:background-color="#ffffff" fo:color="#222222" fo:font-size="10pt" style:font-size-asian="10pt" style:font-size-complex="10pt"/>
    </style:style>
    <style:style style:name="T5_3" style:family="text">
      <style:text-properties fo:background-color="#ffffff" fo:color="#222222" fo:font-size="10pt" style:font-size-asian="10pt" style:font-size-complex="10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background-color="#ffffff" fo:color="#222222" fo:font-size="10pt" style:font-size-asian="10pt" style:font-size-complex="10pt"/>
    </style:style>
    <style:style style:name="T6_2" style:family="text">
      <style:text-properties fo:background-color="#ffffff" fo:color="#222222" fo:font-size="10pt" style:font-size-asian="10pt" style:font-size-complex="10pt"/>
    </style:style>
    <style:style style:name="T6_3" style:family="text">
      <style:text-properties fo:background-color="#ffffff" fo:color="#222222" fo:font-size="10pt" style:font-size-asian="10pt" style:font-size-complex="10pt"/>
    </style:style>
    <style:style style:name="T6_4" style:family="text">
      <style:text-properties fo:background-color="#ffffff" fo:color="#222222" fo:font-size="10pt" style:font-size-asian="10pt" style:font-size-complex="10pt"/>
    </style:style>
    <style:style style:name="T6_5" style:family="text">
      <style:text-properties fo:background-color="#ffffff" fo:color="#222222" fo:font-size="10pt" style:font-size-asian="10pt" style:font-size-complex="10pt"/>
    </style:style>
    <style:style style:name="T6_6" style:family="text">
      <style:text-properties fo:background-color="#ffffff" fo:color="#222222" fo:font-size="10pt" style:font-size-asian="10pt" style:font-size-complex="10pt"/>
    </style:style>
    <style:style style:name="T6_7" style:family="text">
      <style:text-properties fo:background-color="#ffffff" fo:color="#222222" fo:font-size="10pt" style:font-size-asian="10pt" style:font-size-complex="10pt"/>
    </style:style>
    <style:style style:name="T6_8" style:family="text">
      <style:text-properties fo:background-color="#ffffff" fo:color="#222222" fo:font-size="10pt" style:font-size-asian="10pt" style:font-size-complex="10pt"/>
    </style:style>
    <style:style style:name="T6_9" style:family="text">
      <style:text-properties fo:background-color="#ffffff" fo:color="#222222"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 fo:color="#222222" fo:font-size="10pt" style:font-size-asian="10pt" style:font-size-complex="10pt"/>
    </style:style>
    <style:style style:name="T7_2" style:family="text">
      <style:text-properties fo:background-color="#ffffff" fo:color="#222222" fo:font-size="10pt" style:font-size-asian="10pt" style:font-size-complex="10pt"/>
    </style:style>
    <style:style style:name="T7_3" style:family="text">
      <style:text-properties fo:background-color="#ffffff" fo:color="#222222" fo:font-size="10pt" style:font-size-asian="10pt" style:font-size-complex="10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ffffff" fo:color="#222222" fo:font-size="10pt" style:font-size-asian="10pt" style:font-size-complex="10pt"/>
    </style:style>
    <style:style style:name="T8_2" style:family="text">
      <style:text-properties fo:background-color="#ffffff" fo:color="#222222" fo:font-size="10pt" style:font-size-asian="10pt" style:font-size-complex="10pt"/>
    </style:style>
    <style:style style:name="T8_3" style:family="text">
      <style:text-properties fo:background-color="#ffffff" fo:color="#222222" fo:font-size="10pt" style:font-size-asian="10pt" style:font-size-complex="10pt"/>
    </style:style>
    <style:style style:name="T8_4" style:family="text">
      <style:text-properties fo:background-color="#ffffff" fo:color="#222222" fo:font-size="10pt" style:font-size-asian="10pt" style:font-size-complex="10pt"/>
    </style:style>
    <style:style style:name="T8_5" style:family="text">
      <style:text-properties fo:background-color="#ffffff" fo:color="#222222" fo:font-size="10pt" style:font-size-asian="10pt" style:font-size-complex="10pt"/>
    </style:style>
  </office:automatic-styles>
  <office:body>
    <office:text>
      <text:p text:style-name="P1"><text:span text:style-name="T1_1">Remote</text:span><text:span text:style-name="T1_2"><text:s/></text:span><text:span text:style-name="T1_3">trigger</text:span><text:span text:style-name="T1_4">/</text:span><text:span text:style-name="T1_5">state</text:span><text:span text:style-name="T1_6"><text:s/></text:span><text:span text:style-name="T1_7">change</text:span></text:p>
      <text:p text:style-name="P2"><text:span text:style-name="T2_1">GPS</text:span><text:span text:style-name="T2_2"><text:s/></text:span><text:span text:style-name="T2_3">coordinate</text:span><text:span text:style-name="T2_4"><text:s/></text:span><text:span text:style-name="T2_5">output</text:span></text:p>
      <text:p text:style-name="P3"><text:span text:style-name="T3_1">Tilt</text:span><text:span text:style-name="T3_2"><text:s/></text:span><text:span text:style-name="T3_3">sensor</text:span></text:p>
      <text:p text:style-name="P4"><text:span text:style-name="T4_1">Air</text:span><text:span text:style-name="T4_2"><text:s/></text:span><text:span text:style-name="T4_3">Speed</text:span><text:span text:style-name="T4_4"><text:s/></text:span><text:span text:style-name="T4_5">sensor</text:span></text:p>
      <text:p text:style-name="P5"><text:span text:style-name="T5_1">Altitude</text:span><text:span text:style-name="T5_2"><text:s/></text:span><text:span text:style-name="T5_3">sensor</text:span></text:p>
      <text:p text:style-name="P6"><text:span text:style-name="T6_1">Volt</text:span><text:span text:style-name="T6_2"><text:s/></text:span><text:span text:style-name="T6_3">sensor</text:span><text:span text:style-name="T6_4"><text:s/></text:span><text:span text:style-name="T6_5">to</text:span><text:span text:style-name="T6_6"><text:s/></text:span><text:span text:style-name="T6_7">trigger</text:span><text:span text:style-name="T6_8"><text:s/></text:span><text:span text:style-name="T6_9">function</text:span></text:p>
      <text:p text:style-name="P7"><text:span text:style-name="T7_1">Remote</text:span><text:span text:style-name="T7_2"><text:s/></text:span><text:span text:style-name="T7_3">camera</text:span></text:p>
      <text:p text:style-name="P8"><text:span text:style-name="T8_1">Remote</text:span><text:span text:style-name="T8_2"><text:s/></text:span><text:span text:style-name="T8_3">video</text:span><text:span text:style-name="T8_4"><text:s/></text:span><text:span text:style-name="T8_5">record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